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style>
    <style:style style:name="P4" style:family="paragraph" style:parent-style-name="Text_20_body" style:list-style-name="L2">
      <style:paragraph-properties fo:margin-top="0cm" fo:margin-bottom="0cm"/>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vaTutorium – Objektorientierte Programmierung</text:p>
      <text:p text:style-name="Standard"/>
      <text:p text:style-name="Standard">Aufgabe 1 (Schwierigkeitsgrad: 2)</text:p>
      <text:p text:style-name="Standard"/>
      <text:p text:style-name="Text_20_body">Implementieren Sie eine Klasse <text:span text:style-name="Emphasis">Intervall</text:span>. Diese soll den Umgang mit mathematischen Intervallen ermöglichen. Ein Intervall im Sinne dieser Aufgabe besteht dabei aus einer Untergrenze (int) und einer Obergrenze (int). Es beinhaltet damit implizit alle int-Zahlen zwischen der Untergrenze inklusive und der Obergrenze inklusive. Ist die Untergrenze größer als die Obergrenze ist das Intervall leer.</text:p>
      <text:section text:style-name="Sect1" text:name="desctext">
        <text:p text:style-name="Text_20_body">Die Klasse <text:span text:style-name="Emphasis">Intervall</text:span> soll folgende Methoden bereitstellen:</text:p>
        <text:list xml:id="list6561881524712727511" text:style-name="L1">
          <text:list-item>
            <text:p text:style-name="P3">Einen Default-Konstruktor (erzeugt ein leeres Intervall)</text:p>
          </text:list-item>
          <text:list-item>
            <text:p text:style-name="P3">Einen Konstruktor, dem die Untergrenze und die Obergrenze des Intervalls als Parameter übergeben werden</text:p>
          </text:list-item>
          <text:list-item>
            <text:p text:style-name="P3">Einen Copy-Konstruktor</text:p>
          </text:list-item>
          <text:list-item>
            <text:p text:style-name="P3">Eine Methode <text:span text:style-name="Emphasis">clone</text:span> zum Klonieren eines Intervalls (Überschreiben der Methode clone der Klasse Object)</text:p>
          </text:list-item>
          <text:list-item>
            <text:p text:style-name="P3">Eine Methode <text:span text:style-name="Emphasis">equals</text:span>, mit der zwei Intervalle auf Gleichheit überprüft werden können. Zwei Intervalle sind dabei gleich, wenn sie beide leer sind oder dieselben Zahlen beinhalten.</text:p>
          </text:list-item>
          <text:list-item>
            <text:p text:style-name="P3">Eine Methode <text:span text:style-name="Emphasis">toString</text:span>, die eine String-Repräsentation eines Intervalls liefert. Die String-Repräsentation soll dabei folgende Gestalt haben: „[]“ für ein leeres Intervall und „[u, o]“ für nicht leere Intervalle, wobei u die Unter- und o die Obergrenze darstellen.</text:p>
          </text:list-item>
          <text:list-item>
            <text:p text:style-name="P3">Eine boolesche Methode <text:span text:style-name="Emphasis">istLeer()</text:span>, die prüft, ob es sich beim aktuellen Intervall um ein leeres Intervall handelt (true) oder nicht (false).</text:p>
          </text:list-item>
          <text:list-item>
            <text:p text:style-name="P3">Eine boolesche Methode <text:span text:style-name="Emphasis">enthaelt</text:span>, die überprüft, ob das aufgerufene Intervall ein als Parameter übergebenen Intervall komplett enthält. Dabei gilt: Ein leeres Intervall ist in jedem Intervall enthalten. Ein leeres Intervall enthält nur leere Intervalle. Für nicht leere Intervalle a und b enthält a b genau wenn, wenn alle Zahlen von b auch in a enthalten sind.</text:p>
          </text:list-item>
          <text:list-item>
            <text:p text:style-name="P3">Eine statische Methode <text:span text:style-name="Emphasis">schnittmenge</text:span>, die zwei Intervalle als Parameter übergeben bekommt und die Schnittmenge dieser Intervalle als neues Intervall-Objekt liefert. Dabei gilt: Die Schnittmenge eines leeren Intervalls mit einem anderen Intervall ist ein leeres Intervall. Die Schnittmenge zweier nicht leerer Intervalle ist ein Intervall, das alle Zahlen umfasst, die in beiden Intervallen enthalten sind.</text:p>
          </text:list-item>
          <text:list-item>
            <text:p text:style-name="P1"><text:span text:style-name="Emphasis">Getter</text:span>-Methoden für alle Attribute.</text:p>
          </text:list-item>
        </text:list>
      </text:section>
      <text:p text:style-name="Standard">Aufgabe 2 (Schwierigkeitsgrad: 2)</text:p>
      <text:p text:style-name="Standard"/>
      <text:p text:style-name="Text_20_body"><text:bookmark text:name="desctext"/>Schreiben Sie eine Klasse <text:span text:style-name="Emphasis">PiggyBank</text:span> zur Verwaltung der Münzen in einem Sparschwein. Die Klasse besitzt folgende Attribute:<text:line-break/><text:line-break/>Zähler für vier Arten von Geldstücken (Anzahl 1 Cent, Anzahl 2 Cent, Anzahl 5 Cent und Anzahl 10 Cent – 20 Cent, 50 Cent, 1Euro, 2 Euro und Scheine werden nicht beachtet, denn in dem Sparschwein wird nur das 'Kleinvieh' gesammelt. Überlegen Sie, ob Sie wirklich vier einzelne Variablen benötigen oder ob sich diese zusammenfassen lassen.<text:line-break/><text:line-break/>Die maximale Anzahl der Geldstücke, die in das Schwein passen (unterschiedliche Größe der Geldstücke wird nicht beachtet).<text:line-break/><text:line-break/>Falls Sie nach Lesen der Aufgabenstellung noch andere Attribute als sinnvoll erachten, können Sie diese natürlich gerne noch hinzufügen.<text:line-break/><text:line-break/>Die Klasse soll folgende Methoden und Konstruktoren haben:</text:p>
      <text:section text:style-name="Sect1" text:name="Bereich1">
        <text:list xml:id="list4083514032826964733" text:style-name="L2">
          <text:list-item>
            <text:p text:style-name="P4"><text:soft-page-break/><text:span text:style-name="Emphasis">PiggyBank</text:span> Der Konstruktor erwartet die maximale Anzahl an Münzen, die in das Sparschwein passen. Es werden noch keine Münzen reingeworfen, also ist das Sparschein leer.</text:p>
          </text:list-item>
          <text:list-item>
            <text:p text:style-name="P4"><text:span text:style-name="Emphasis">getBetrag</text:span> bestimmt den aktuell im Sparschwein enthaltenen Betrag in €.</text:p>
          </text:list-item>
          <text:list-item>
            <text:p text:style-name="P4"><text:span text:style-name="Emphasis">getNumberOfCoins</text:span> gibt die Anzahl zurück, wie viele Münzen gerade im Sparschwein enthalten sind.</text:p>
          </text:list-item>
          <text:list-item>
            <text:p text:style-name="P4"><text:span text:style-name="Emphasis">getFreeSpace</text:span> ermittelt, wie viele Münzen noch in das Sparschwein passen. Die Anzahl ist der Rückgabewert.</text:p>
          </text:list-item>
          <text:list-item>
            <text:p text:style-name="P4"><text:span text:style-name="Emphasis">isEmpty</text:span> liefert <text:span text:style-name="Emphasis">true</text:span>, wenn das Sparschwein leer ist (also keine Münzen enthält), ansonsten <text:span text:style-name="Emphasis">false</text:span>.</text:p>
          </text:list-item>
          <text:list-item>
            <text:p text:style-name="P4"><text:span text:style-name="Emphasis">isFull</text:span> liefert <text:span text:style-name="Emphasis">true</text:span>, wenn das Sparschwein voll ist (also die maximal mögliche Anzahl an Münzen enthält), sonst <text:span text:style-name="Emphasis">false</text:span>.</text:p>
          </text:list-item>
          <text:list-item>
            <text:p text:style-name="P4"><text:span text:style-name="Emphasis">toString</text:span> soll eine Darstellung der Form „1 Cent Münzen: 10 Stück, 2 Cent Münzen: 4 Stück, 5 Cent Münzen: 3 Münzen, 10 Cent Münzen: 4, Ingesamt gespart: 0.73€“ liefern.</text:p>
          </text:list-item>
          <text:list-item>
            <text:p text:style-name="P4"><text:span text:style-name="Emphasis">freePiggyBank</text:span> bricht das Sparschwein auf, der Zähler aller Geldstücke wird auf 0 zurückgesetzt, der return-Wert ist der angesparte Geldbetrag in Cents.</text:p>
          </text:list-item>
          <text:list-item>
            <text:p text:style-name="P2"><text:span text:style-name="Emphasis">addCoins</text:span> wird der Wert der Münzen, die hinzugefügt werden sollen, in Cent und die zugehörige Anzahl an Münzen übergeben. Wenn in das Sparschwein noch alle Münzen passen, wird als Rückgabe eine 0 zurückgegeben, ansonsten die Anzahl der Münzen, die nicht mehr in das Sparschwein gepasst haben. Wird ein Münzwert übergeben, den unser Sparschwein gar nicht sammelt, oder eine negative Anzahl an Münzen, soll eine <text:span text:style-name="Emphasis">IllegalArgumentException</text:span> geworfen werden.Beispielsweise bedeutet <text:span text:style-name="Emphasis">addCoins(5,12)</text:span>, dass 12 Mal eine 5 Cent Münze hinzugefügt werden soll. Angenommen das Sparschwein hat noch Platz für 3 Münzen, wäre die Rückgabe eine 9 (= 12-3).</text:p>
          </text:list-item>
        </text:list>
      </text:section>
      <text:p text:style-name="Standard"/>
      <text:p text:style-name="Standard">Aufgabe 3 (Schwierigkeitsgrad: 2)</text:p>
      <text:p text:style-name="Standard"/>
      <text:p text:style-name="Standard">Da Sie häufig Bücher an Ihre Freunde verleihen, möchten Sie Ihre private Büchersammlung mittels eines Java-Programms verwalten. Dafür benötigen Sie eine Klasse <text:span text:style-name="Emphasis">Buch</text:span>. Ein Buch hat die Attribute <text:span text:style-name="Emphasis">Titel</text:span>, <text:span text:style-name="Emphasis">Autor</text:span>,<text:span text:style-name="Emphasis">ISBN</text:span> und <text:span text:style-name="Emphasis">Zustand</text:span>. Alle Attribute sind Strings, wobei für den Zustand <text:span text:style-name="Emphasis">'Neuwertig'</text:span>, <text:span text:style-name="Emphasis">'Gebraucht'</text:span>und <text:span text:style-name="Emphasis">'Altpapier'</text:span> erlaubt sind. Zusätzlich soll die Klasse <text:span text:style-name="Emphasis">Buch</text:span> auch noch das Attribut <text:span text:style-name="Emphasis">Ort</text:span> (ebenfalls String) haben, das zeigt, wo das Buch sich zurzeit befindet. Beim Erstellen eines neuen Objektes (= Kauf des Buches) werden die Attribute <text:span text:style-name="Emphasis">Titel</text:span>, <text:span text:style-name="Emphasis">Autor</text:span> und <text:span text:style-name="Emphasis">ISBN</text:span> übergeben und gesetzt, der Zustand ist dann immer <text:span text:style-name="Emphasis">'Neuwertig'</text:span> und der Ort <text:span text:style-name="Emphasis">'Mein Regal'</text:span>.<text:line-break/><text:line-break/>a) Implementieren Sie eine Klasse <text:span text:style-name="Emphasis">Buch</text:span> mit den nach außen hin nicht sichtbaren Attributen und dem Konstruktor wie oben beschrieben.<text:line-break/><text:line-break/>b) Ergänzen Sie die getter-Methoden für die Attribute.<text:line-break/><text:line-break/>c) Fügen Sie die Methode <text:span text:style-name="Emphasis">public void ausleihen(String ort)</text:span> hinzu, die den Ort des Buches auf den übergebenen String setzt. Wenn als Ort <text:span text:style-name="Emphasis">„Mein Regal“</text:span>, ein leerer String oder auch <text:span text:style-name="Emphasis">null</text:span> übergeben wird, dann soll eine <text:span text:style-name="Emphasis">IllegalArgumentException</text:span> ausgelöst werden. Hat das Buch den Zustand <text:span text:style-name="Emphasis">'Altpapier'</text:span>; erreicht, wird es nicht mehr ausgeliehen, es kommt zu einer <text:span text:style-name="Emphasis">RuntimeException</text:span>.<text:line-break/><text:line-break/>d) Ergänzen Sie weiterhin die Methode <text:span text:style-name="Emphasis">public void zurückgeben()</text:span>, die den Ort des Buchs auf <text:span text:style-name="Emphasis">'Mein Regal'</text:span> ändert. War das Buch 5 Mal ausgeliehen, dann ändert sich sein Zustand von <text:span text:style-name="Emphasis">'Neuwertig'</text:span> in <text:span text:style-name="Emphasis">'Gebraucht'</text:span>, wurde es danach noch weitere 50 Mal ausgeliehen, dann ist sein Zustand <text:span text:style-name="Emphasis">'Altpapier'</text:span>.<text:line-break/><text:line-break/>e) Es wird eine Methode <text:span text:style-name="Emphasis">public boolean isAusgeliehen()</text:span> benötigt, die <text:span text:style-name="Emphasis">true</text:span> zurückgibt, wenn das Buch ausgeliehen ist, ansonsten <text:span text:style-name="Emphasis">false</text:span>.<text:line-break/><text:soft-page-break/><text:line-break/>f) Schreiben Sie die Methode public <text:span text:style-name="Emphasis">boolean equals(Buch b)</text:span>, die prüft, ob die ISBN-Nummer, Titel und Autor des übergebenen Buches mit dem aktuellen Buch übereinstimmen. </text:p>
      <text:p text:style-name="Standard"/>
      <text:p text:style-name="Standard">Aufgabe 4 (Schwierigkeitsgrad: 3, *typisch Klausuraufgabe*)</text:p>
      <text:p text:style-name="Standard">In den letzten Jahren ist deine DVD-Sammlung rapide gewachsen und du hast keinen Überblick mehr darüber, welche DVDs du besitzt und wo diese genau bei dir im Regal steht. Deshalb hast du dich dazu entschieden, deine Sammlung nun mittels eines Programms zu verwalten.<text:line-break/><text:line-break/>Schreibe eine Klasse <text:span text:style-name="Emphasis">DVD</text:span>, die die einzelnen Informationen über die DVD enthält. Bedenke, dass die Informationen der DVD fix und nicht veränderbar sind (Wir gehen davon aus, dass sich in der Sammlung keine wieder beschreibbaren DVDs befinden).<text:line-break/><text:line-break/>Die relevanten Informationen der DVD sind:<text:line-break/><text:line-break/>* <text:span text:style-name="Emphasis">titel</text:span><text:line-break/>* <text:span text:style-name="Emphasis">erscheinungsjahr</text:span><text:line-break/>* <text:span text:style-name="Emphasis">hauptdarsteller</text:span> (Achtung, es kann mehrere Hauptdarsteller geben - deshalb Verwendung eines Arrays!)<text:line-break/>* <text:span text:style-name="Emphasis">genre</text:span> (Auch hier sind mehrere möglich)<text:line-break/>* <text:span text:style-name="Emphasis">laufzeit</text:span> in Minuten<text:line-break/><text:line-break/>Eine weitere Eigenschaft der DVD, die sich im Laufe der Zeit ändern kann, ist ihre Abspielbarkeit (= <text:span text:style-name="Emphasis">abspielbar</text:span>). Es kann passieren, dass die DVD durch äußere Einflüsse wie Kratzer oder Flecken zeitweise nicht mehr wiedergegeben werden kann. Wenn du die DVD bekommst, ist sie immer abspielbar. Schreibe hierfür eine passende Methode.<text:line-break/><text:line-break/>Implementiere auch einen zur obigen Beschreibung passenden <text:span text:style-name="Emphasis">Konstruktor</text:span> (Tipp: Er bekommt fünf Übergabeparameter) und alle <text:span text:style-name="Emphasis">getter-Methoden</text:span>.<text:line-break/><text:line-break/>Überschreibe die <text:span text:style-name="Emphasis">toString</text:span>-Methode, die die Informationen der DVD ausgibt. Halte dich an folgendes Design:<text:line-break/><text:line-break/><text:span text:style-name="Emphasis">Titel: Star Wars: Das Erwachen der Macht<text:line-break/>Erscheinungsjahr: 2015<text:line-break/>Hauptdarsteller: John Boyega, Daisy Ridley, Adam Driver, Oscar Isaac<text:line-break/>Genre: Science Fiction<text:line-break/>Laufzeit: 136 min</text:span><text:line-break/><text:line-break/>Diese Ausgabe erhält man allerdings nur, wenn die DVD abspielbar ist - ansonsten wird ein Leer-String zurückgegeben.<text:line-break/><text:line-break/>Jetzt bist du soweit, dass du alle wichtigen Daten der DVD festhalten kannst. Jetzt brauchst du noch eine Klasse <text:span text:style-name="Emphasis">Sammlung</text:span>, in der, wie der Name bereits sagt, DVDs gesammelt werden. Es kann durchaus sein, dass es sinnvoll ist, die Klasse DVD um weitere Methoden zu ergänzen! Natürlich ist es ebenfalls erlaubt, dass du der Klasse DVD Methoden hinzufügst, die nicht explizit verlangt sind.<text:line-break/><text:line-break/>Du sammelst deine DVDs in der dafür vorgesehenen Regalwand. Eine Regalwand besteht aus Fächern(Reihen), in die jeweils eine bestimmte Anzahl an DVDs passen (Spalten). Überlege, was ein geeignetes Attribut wäre und implementiere einen Konstruktor, dem man die Anzahl der Fächer und der DVDs pro Fach übergeben kann.<text:line-break/><text:line-break/><text:soft-page-break/>Weiterhin soll die Klasse folgende Methoden zur Verfügung stellen (Tipps: Lies zunächst alle Methodenbeschreibungen, vielleicht ist es sinnvoll, eine Methode in der anderen zu verwenden. Außerdem überlege, was Gleichheit von DVDs bedeutet):<text:line-break/><text:line-break/>* <text:span text:style-name="Emphasis">int[] findeDVD(DVD dvd)</text:span><text:line-break/>Diese Methode prüft, ob die übergebene DVD schon in der Sammlung vorhanden ist. Falls ja, wird ein Feld zurückgegeben, dass an Stelle 0 die Fach- und an Stelle 1 die Platznummer enthält. Ist die DVD nicht in der Sammlung, ist der Rückgabewert <text:span text:style-name="Emphasis">null</text:span>.<text:line-break/><text:line-break/>* <text:span text:style-name="Emphasis">boolean enthaeltDVD(DVD dvd)</text:span><text:line-break/>Ist die übergebene DVD in der Sammlung enthalten, gibt die Methode <text:span text:style-name="Emphasis">true</text:span> zurück, ansonsten <text:span text:style-name="Emphasis">false</text:span>.<text:line-break/><text:line-break/>* <text:span text:style-name="Emphasis">boolean hinzufuegen(DVD neu)</text:span><text:line-break/>Du hast eine neue DVD für deine Sammlung erworben und möchtest sie dem Regal an erster freier Stelle hinzufügen.Dazu gehst du dein Regal von oben nach unten Platz für Platz durch. Hinzufügen darfst du aber auch nur, wenn die DVD noch nicht in der Sammlung enthalten ist (dann muss sie umgetauscht werden) und wenn noch eine freie Stelle im Regal vorhanden war. Wurde die DVD hinzugefügt, gibt die Methode <text:span text:style-name="Emphasis">true</text:span> zurück, ansonsten <text:span text:style-name="Emphasis">false</text:span>.<text:line-break/><text:line-break/>* <text:span text:style-name="Emphasis">boolean hinzufuegen(DVD neu, int fach, int platz)</text:span><text:line-break/>Du möchtest deine DVD in das angegebene Fach auf den angegebenen Platz stellen. Auch hier gilt: Die DVD darf noch nicht in der Sammlung enthalten und die Position muss frei sein.<text:line-break/><text:line-break/>* <text:span text:style-name="Emphasis">DVD entferneDVD(DVD dvd)</text:span><text:line-break/>Wenn du dir eine DVD anschauen möchtest, musst du sie aus dem Regal nehmen, das Fach ist dann an der Stelle leer. Wird die übergebene DVD im Regal gefunden, gibt die Methode diese zurück, ansonsten <text:span text:style-name="Emphasis">null</text:span>.<text:line-break/><text:line-break/>* <text:span text:style-name="Emphasis">int bestimmeAnzahl()</text:span><text:line-break/>Diese Methode gibt die Anzahl der DVDs, die im Regal stehen, zurück.<text:line-break/><text:line-break/>* <text:span text:style-name="Emphasis">double bestimmeLaufzeit()</text:span> Es interessiert dich, wie viele Stunden du vor dem Fernseher verbringen würdest, wenn du dir nonstop alle DVDs deiner Sammlung hintereinander ansehen würdest. Die Laufzeit aller DVDs zusammen in Stunden ist also Rückgabe dieser Methode.<text:line-break/><text:line-break/>* <text:span text:style-name="Emphasis">ArrayList&lt;DVD&gt; passtTitel(String suchwort)</text:span><text:line-break/>Du suchst alle DVDs, in deren Titel der String suchwort vorkommt. Falls keine einzige passende DVD gefunden wird, wird <text:span text:style-name="Emphasis">null</text:span> zurückgegeben, ansonsten eine Liste der gefundenen DVDs.<text:line-break/><text:line-break/>* <text:span text:style-name="Emphasis">ArrayList&lt;DVD&gt; findeDVDsMitDarsteller(String darsteller)</text:span><text:line-break/>Es kann passieren, dass du dir eine DVD anschauen möchtest und noch nicht genau weißt, welche. Du weißt aber, welchen Darsteller du gerne sehen würdest. Diese Methode soll alle DVDs finden, in denen der übergebene Darsteller mitwirkt. Findet sich in der Sammlung kein Film mit dem Darsteller, gibt die Methode <text:span text:style-name="Emphasis">null</text:span> zurück.<text:line-break/><text:line-break/>* <text:span text:style-name="Emphasis">int misteAus(String genre, int p)</text:span><text:line-break/>Wenn deine Regalwand zu <text:span text:style-name="Emphasis">p</text:span> Prozent belegt ist, gerätst du in den Ausmist-Wahnsinn und wirfst alle DVDS des Genres genre auf den Müll. Die Anzahl der aussortierten DVDs ist die Rückgabe.<text:line-break/>Danach sortierst du die verbleibenden DVDs so in die Regalwand, dass es keine Lücken mehr gibt, d.h. dass ein Fach immer komplett von links nach rechts gefüllt ist, bevor man die DVDs in das nächste stellt. Man beginnt im obersten Fach. Die eigentliche Sortierung der DVDs, bspw. nach Titel, spielt hierbei keine Rolle - es sei denn, du möchtest dich dieser Aufgabe stellen ;) </text:p>
      <text:p text:style-name="Standard"><text:soft-page-break/>Aufgabe 5 (Schwierigkeitsgrad: 3)</text:p>
      <text:p text:style-name="Standard"/>
      <text:p text:style-name="Text_20_body"><text:bookmark text:name="desctext1"/>Schreiben Sie eine Klasse <text:span text:style-name="Emphasis">Rennschnecke</text:span>. Dabei sollen Rennschnecken folgende Eigenschaften besitzen:<text:line-break/>* einen Namen,<text:line-break/>* eine Maximalgeschwindigkeit (Veränderung der Strecke pro Schritt als Ganzzahl),<text:line-break/>* die Schnecke soll wissen, welche Strecke sie bereits zurückgelegt hat.<text:line-break/><text:line-break/>Schreiben Sie einen Konstruktor, dem der Name der Schnecke und ihre Maximalgeschwindigkeit übergeben werden. Achten Sie darauf, dass die Schnecke keine negative Maximalgeschwindigkeit haben kann – falls dies versucht wird, soll eine <text:span text:style-name="Emphasis">IllegalArgumentException</text:span> geworfen werden.<text:line-break/><text:line-break/>Implementieren Sie die Methoden<text:line-break/>* <text:span text:style-name="Emphasis">public void krieche()</text:span><text:line-break/>die die Schnecke abhängig von ihrer Maximalgeschwindigkeit eine zufällige Strecke weiter bewegt. Das heißt, sie soll eine zufällige Strecke größer gleich null und kleiner gleich ihrer Maximalgeschwindigkeit kriechen.<text:line-break/><text:line-break/><text:span text:style-name="Emphasis">* public String toString()</text:span><text:line-break/>Gibt die Eigenschaften der Schnecke als String zurück.<text:line-break/><text:line-break/><text:span text:style-name="Emphasis">* public int getStrecke()</text:span><text:line-break/>Liefert die Strecke, die die Schnecke bereits insgesamt gekrochen ist.</text:p>
      <text:section text:style-name="Sect1" text:name="Bereich2">
        <text:p text:style-name="Text_20_body"><text:span text:style-name="Emphasis">* public void resetStrecke()</text:span><text:line-break/>Setzt die bereits gekrochene Strecke der Schnecke wieder auf 0.<text:line-break/><text:line-break/>Verwenden Sie nun die Klasse <text:span text:style-name="Emphasis">Rennschnecke</text:span> für eine weitere Klasse Rennen - diese muss ohne <text:span text:style-name="Emphasis">public</text:span> deklariert werden! Die Klasse Rennen hat die Eigenschaften<text:line-break/><text:line-break/>* ein Name,<text:line-break/>* eine Anzahl an Teilnehmer,<text:line-break/>* die teilnehmenden Rennschnecken,<text:line-break/>* die Länge des Rennens (also die Strecke, die die Rennschnecken insgesamt kriechen müssen) als Ganzzahl.<text:line-break/><text:line-break/>Die Klasse soll einen Konstruktor besitzen, dem man den Namen des Rennens, die Teilnehmeranzahl und die Länge des Rennens übergibt. Verhindern Sie auch hier wie oben negative Werte!<text:line-break/>Fügen Sie der Klasse noch folgende Methoden hinzu:<text:line-break/><text:line-break/>* <text:span text:style-name="Emphasis">public boolean addRennschnecke(Rennschnecke rs)</text:span><text:line-break/>diese Methode fügt dem Rennen die übergebene Rennschnecke hinzu. Kann die Schnecke nicht mehr teilnehmen, weil bereits alle Startplätze vergeben sind, gibt die Methode <text:span text:style-name="Emphasis">false</text:span> zurück, ansonsten <text:span text:style-name="Emphasis">true</text:span>. Die bereits zurückgelegte Strecke einer Schnecke, die einem Rennen erfolgreich hinzugefügt wird, wird auf 0 gesetzt.<text:line-break/><text:line-break/><text:span text:style-name="Emphasis">* public void lassAlleKriechen()</text:span><text:line-break/>durch diese Methode kriecht jede am Rennen beteiligte Rennschnecke einmal.<text:line-break/><text:line-break/><text:span text:style-name="Emphasis">* public Rennschnecke ermittleGewinner()</text:span><text:line-break/>Wenn noch keine der teilnehmenden Rennschnecken das Ziel erreicht hat, gibt diese Methode null zurück. Ansonsten geben Sie die Rennschnecke zurück, die das Ziel erreicht hat – sollten mehrere <text:soft-page-break/>Rennschnecken schon im Ziel sein, soll eine ArithmeticException geworfen werden.<text:line-break/><text:line-break/><text:span text:style-name="Emphasis">* public void rennenDurchfuehren()</text:span><text:line-break/>diese Methode lässt solange Schnecken kriechen, bis eine der Schnecken das Ziel erreicht hat. Die Infos dieser Schnecke sollen dann ausgegeben werden und wie oft sie kriechen musste, um das Ziel zu erreichen. Bei mehreren Siegern soll eine Meldung ausgegeben werden, dass das Rennen wiederholt werden muss.<text:line-break/><text:line-break/>!!! Kein Test-Script!</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tan Purnamasari</meta:initial-creator>
    <meta:creation-date>2016-12-19T21:05:03.49</meta:creation-date>
    <meta:document-statistic meta:table-count="0" meta:image-count="0" meta:object-count="0" meta:page-count="6" meta:paragraph-count="32" meta:word-count="2202" meta:character-count="14862"/>
    <dc:date>2016-12-19T21:12:02.14</dc:date>
    <dc:creator>Intan Purnamasari</dc:creator>
    <meta:editing-duration>PT6M58S</meta:editing-duration>
    <meta:editing-cycles>1</meta:editing-cycles>
    <meta:generator>OpenOffice/4.0.1$Win32 OpenOffice.org_project/401m5$Build-9714</meta:generator>
  </office:meta>
</office:document-meta>
</file>